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ální_20__28_web_29_">
      <style:paragraph-properties fo:margin-top="0cm" fo:margin-bottom="0.21cm" style:contextual-spacing="false" fo:text-align="end" style:justify-single-word="false"/>
      <style:text-properties style:font-name="Calibri" fo:font-size="11pt" fo:font-weight="bold" style:font-name-asian="Calibri" style:font-size-asian="11pt" style:font-weight-asian="bold" style:font-name-complex="Calibri" style:font-size-complex="11pt"/>
    </style:style>
    <style:style style:name="P2" style:family="paragraph" style:parent-style-name="Normální_20__28_web_29_">
      <style:paragraph-properties fo:margin-top="0cm" fo:margin-bottom="0.21cm" style:contextual-spacing="false" fo:text-align="center" style:justify-single-word="false"/>
      <style:text-properties style:font-name="Calibri" fo:font-size="11pt" style:font-size-asian="11pt" style:font-name-complex="Calibri" style:font-size-complex="11pt"/>
    </style:style>
    <style:style style:name="P3" style:family="paragraph" style:parent-style-name="Normální_20__28_web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Calibri" fo:font-size="11pt" fo:font-weight="bold" style:font-size-asian="11pt" style:font-weight-asian="bold" style:font-name-complex="Calibri" style:font-size-complex="11pt"/>
    </style:style>
    <style:style style:name="P4" style:family="paragraph" style:parent-style-name="Normální_20__28_web_29_">
      <style:paragraph-properties fo:margin-top="0.494cm" fo:margin-bottom="0cm" style:contextual-spacing="false"/>
    </style:style>
    <style:style style:name="P5" style:family="paragraph" style:parent-style-name="Normální_20__28_web_29_">
      <style:paragraph-properties fo:margin-top="0.494cm" fo:margin-bottom="0cm" style:contextual-spacing="false"/>
      <style:text-properties style:font-name="Calibri" fo:font-size="10pt" style:font-size-asian="10pt" style:font-name-complex="Calibri" style:font-size-complex="10pt"/>
    </style:style>
    <style:style style:name="P6" style:family="paragraph" style:parent-style-name="Normální_20__28_web_29_">
      <style:paragraph-properties fo:margin-top="0.494cm" fo:margin-bottom="0cm" style:contextual-spacing="false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P7" style:family="paragraph" style:parent-style-name="Normální_20__28_web_29_">
      <style:paragraph-properties fo:margin-top="0.494cm" fo:margin-bottom="0cm" style:contextual-spacing="false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 style:font-weight-complex="bold"/>
    </style:style>
    <style:style style:name="P8" style:family="paragraph" style:parent-style-name="Normální_20__28_web_29_">
      <style:paragraph-properties fo:margin-top="0.494cm" fo:margin-bottom="0cm" style:contextual-spacing="false"/>
      <style:text-properties fo:color="#222222" style:font-name="Calibri" fo:font-size="10pt" style:font-size-asian="10pt" style:font-name-complex="Calibri" style:font-size-complex="10pt"/>
    </style:style>
    <style:style style:name="T1" style:family="text">
      <style:text-properties style:font-name="Calibri" fo:font-size="11pt" fo:font-weight="bold" style:font-name-asian="Calibri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0pt" style:font-size-asian="10pt" style:font-name-complex="Calibri" style:font-size-complex="10pt"/>
    </style:style>
    <style:style style:name="T4" style:family="text">
      <style:text-properties style:font-name="Calibri" fo:font-size="10pt" style:font-size-asian="10pt" style:font-name-complex="Calibri" style:font-size-complex="10pt" style:font-weight-complex="bold"/>
    </style:style>
    <style:style style:name="T5" style:family="text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T7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style:text-underline-style="solid" style:text-underline-width="auto" style:text-underline-color="font-color" style:font-size-asian="10pt" style:font-name-complex="Calibri" style:font-size-complex="10pt"/>
    </style:style>
    <style:style style:name="T9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style:text-underline-style="none" style:font-size-asian="10pt" style:font-name-complex="Calibri" style:font-size-complex="10pt"/>
    </style:style>
    <style:style style:name="T11" style:family="text">
      <style:text-properties style:font-name="Calibri" fo:font-size="10pt" style:text-underline-style="none" fo:font-weight="normal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style:font-name-asian="Calibri" style:font-size-asian="10pt" style:font-name-complex="Calibri" style:font-size-complex="10pt"/>
    </style:style>
    <style:style style:name="T13" style:family="text">
      <style:text-properties style:font-name="Calibri" fo:font-size="10pt" fo:language="en" fo:country="US" style:font-name-asian="Calibri" style:font-size-asian="10pt" style:language-asian="sk" style:country-asian="SK" style:font-name-complex="Calibri" style:font-size-complex="10pt"/>
    </style:style>
    <style:style style:name="T14" style:family="text">
      <style:text-properties style:font-name="Calibri" fo:font-size="10pt" fo:font-weight="normal" style:font-name-asian="Calibri" style:font-size-asian="10pt" style:font-weight-asian="normal" style:font-name-complex="Calibri" style:font-size-complex="10pt"/>
    </style:style>
    <style:style style:name="T15" style:family="text">
      <style:text-properties style:font-name="Calibri" fo:font-size="10pt" fo:font-weight="normal" style:font-size-asian="10pt" style:font-weight-asian="normal" style:font-name-complex="Calibri" style:font-size-complex="10pt"/>
    </style:style>
    <style:style style:name="T16" style:family="text">
      <style:text-properties fo:color="#222222" style:font-name="Calibri" fo:font-size="10pt" style:font-size-asian="10pt" style:font-name-complex="Calibri" style:font-size-complex="10pt"/>
    </style:style>
    <style:style style:name="T17" style:family="text">
      <style:text-properties fo:color="#222222" style:font-name="Calibri" fo:font-size="10pt" style:font-name-asian="Calibri" style:font-size-asian="10pt" style:font-name-complex="Calibri" style:font-size-complex="10pt"/>
    </style:style>
    <style:style style:name="T18" style:family="text">
      <style:text-properties fo:color="#222222" style:font-name="Calibri" fo:font-size="10pt" fo:font-weight="normal" style:font-size-asian="10pt" style:font-weight-asian="normal" style:font-name-complex="Calibri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ŽIVOTOPIS</text:p>
      <text:p text:style-name="P1"><text:s text:c="4"/></text:p>
      <text:p text:style-name="P2"/>
      <text:p text:style-name="P4"><text:span text:style-name="T3">MgA. </text:span><text:span text:style-name="T5">Barbora Zentková</text:span></text:p>
      <text:p text:style-name="P5">nar. 19. 8. 1986, Martin, Slovensko</text:p>
      <text:p text:style-name="P4"><text:span text:style-name="T7">Studium</text:span></text:p>
      <text:p text:style-name="P4"><text:span text:style-name="T3">2011 – 2014 – VUT Brno, Fakulta výtvarných umění, ateliér Malířství II. , vedoucí at. MgA. Luděk Rathouský a MgA. Jiří Franta</text:span></text:p>
      <text:p text:style-name="P4"><text:span text:style-name="T3">2008 – 2011 – Ostravská univerzita v Ostravě, Fakulta umění, ateliér Malba II., vedoucí at. MgA. František Kowolowski a MgA. Jiří Kuděla</text:span></text:p>
      <text:p text:style-name="P5">2005 – 2008 – Univerzita Mateja Bela v Banskej Bystrici, Fakulta humanitných vied, Výtvarná edukácia</text:p>
      <text:p text:style-name="P4"><text:span text:style-name="T7">Samostatné výstavy</text:span><text:span text:style-name="T8"> ( spolu s Juliou Gryboś )</text:span></text:p>
      <text:p text:style-name="P4"><text:span text:style-name="T8">2016 </text:span><text:span text:style-name="T10">– Mluva do větru, Galerie Lauby, Ostrava</text:span></text:p>
      <text:p text:style-name="P4"><text:span text:style-name="T8">2015 </text:span><text:span text:style-name="T3">– <text:s text:c="3"/>AC/BC, Galerie Jelení, Praha</text:span></text:p>
      <text:p text:style-name="P4"><text:span text:style-name="T12">– <text:s text:c="5"/></text:span><text:span text:style-name="T3">Mávnutím rozčísnutý vzduch, Audiovize 2015, Kino Art, Brno</text:span></text:p>
      <text:p text:style-name="P4"><text:span text:style-name="T12">– <text:s text:c="5"/></text:span><text:span text:style-name="T3">Prašivá banda a hlasitý song, Galerie Měsíc ve dne, České Budějovice</text:span></text:p>
      <text:p text:style-name="P4"><text:span text:style-name="T13">– <text:s text:c="5"/></text:span><text:span text:style-name="T3">Uprostřed hluku vlastní kroky slyšet, Dům umění města Brna, Brno</text:span></text:p>
      <text:p text:style-name="P4"><text:span text:style-name="T13">– <text:s text:c="4"/></text:span><text:span text:style-name="T12"><text:s/></text:span><text:span text:style-name="T3">Chvíle, Galerie Off/Format, Brno</text:span></text:p>
      <text:p text:style-name="P5">2014 – Jak se věci mají, Galerie Půda, Jihlava</text:p>
      <text:p text:style-name="P5">2013 – Pracovní název – Malířství, Galerie Luxfer, Česká Skalice </text:p>
      <text:p text:style-name="P5">2012 – Bod, galerie Anne Frank Mamorial, Brno</text:p>
      <text:p text:style-name="P4"><text:span text:style-name="T12">– <text:s text:c="4"/></text:span><text:span text:style-name="T3">Record, Galerie 3+1, Praha</text:span></text:p>
      <text:p text:style-name="P5">2010 – Hore ruky dolu gate, Galerie 217, Ostrava</text:p>
      <text:p text:style-name="P7">Skupinové výstavy</text:p>
      <text:p text:style-name="P4"><text:span text:style-name="T9">2016 </text:span><text:span text:style-name="T11">– Miera abstrakcie v konkrétnom živote klesá, Stredoslovenská galéria v Banskej Bystrici, Slovensko</text:span></text:p>
      <text:p text:style-name="P4"><text:span text:style-name="T4">2015 </text:span><text:span text:style-name="T3">– Zlínsky salon mladých, Zlín</text:span></text:p>
      <text:p text:style-name="P4"><text:span text:style-name="T16">2014 </text:span><text:span text:style-name="T3">–</text:span><text:span text:style-name="T16"> Hoď mi ty střední výšky níž, Rosická 1, Brno</text:span></text:p>
      <text:p text:style-name="P4"><text:span text:style-name="T16">2013 </text:span><text:span text:style-name="T3">–</text:span><text:span text:style-name="T16"> Depth of focus, Das weisse haus, Vídeň, Rakousko</text:span></text:p>
      <text:p text:style-name="P8"><text:soft-page-break/>2012 – Second Season, AMoYA, Praha</text:p>
      <text:list xml:id="list54648189006403570" text:style-name="WW8Num2">
        <text:list-item>
          <text:h text:style-name="Heading_20_1" text:outline-level="1"><text:span text:style-name="T14">–</text:span><text:span text:style-name="T17"> </text:span><text:span text:style-name="T15">Urzadzamy vladze po czesku, </text:span><text:span text:style-name="T18">Galerie 2.0, Varšava, Polsko</text:span></text:h>
        </text:list-item>
      </text:list>
      <text:p text:style-name="P4"><text:span text:style-name="T12">–</text:span><text:span text:style-name="T17"> </text:span><text:span text:style-name="T16">Crash Test, Topičův salon, Praha</text:span></text:p>
      <text:p text:style-name="P4"><text:span text:style-name="T16">2011 – Co jsem d</text:span><text:span text:style-name="T3">ělal o prázdninách, Galerie ARS, Brno</text:span></text:p>
      <text:p text:style-name="P4"><text:span text:style-name="T3">2010 – </text:span><text:span text:style-name="T16">Add. , Galerie Fiducia, Ostrava </text:span></text:p>
      <text:p text:style-name="P4"><text:span text:style-name="T12">– </text:span><text:span text:style-name="T3">Dream Factory, Důl Hlubina, Ostrava</text:span></text:p>
      <text:p text:style-name="P6"/>
      <text:p text:style-name="P4"><text:span text:style-name="T6">Galerie TVAR </text:span><text:span text:style-name="T3"><text:s/>– <text:s/>společně s Juliou Gryboś zakladatel a provozovatel</text:span></text:p>
      <text:p text:style-name="P4"><text:a xlink:type="simple" xlink:href="http://www.galerietvar.tumblr.com/"><text:span text:style-name="Internet_20_link"><text:span text:style-name="T3">www.galerietvar.tumblr.com</text:span>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WW8Num2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ulek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Normální_20__28_web_29_" style:display-name="Normální (web)" style:family="paragraph" style:parent-style-name="Standard">
      <style:paragraph-properties fo:margin-top="0.494cm" fo:margin-bottom="0.21cm" style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Standardní_20_písmo_20_odstavce1" style:display-name="Standardní písmo odstavce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ŽIVOTOPIS</dc:title>
    <meta:initial-creator>xvzentkova</meta:initial-creator>
    <meta:creation-date>2013-11-27T13:42:00</meta:creation-date>
    <dc:creator>Zentko</dc:creator>
    <dc:date>2016-02-26T13:55:00</dc:date>
    <meta:editing-cycles>3</meta:editing-cycles>
    <meta:editing-duration>PT2M</meta:editing-duration>
    <meta:document-statistic meta:table-count="0" meta:image-count="0" meta:object-count="0" meta:page-count="2" meta:paragraph-count="33" meta:word-count="239" meta:character-count="1659" meta:non-whitespace-character-count="1388"/>
    <meta:generator>LibreOffice/4.2.2.1$Windows_x86 LibreOffice_project/3be8cda0bddd8e430d8cda1ebfd581265cca5a0f</meta:generator>
  </office:meta>
</office:document-meta>
</file>